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336" officeooo:paragraph-rsid="0018a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Tático</text:p>
      <text:p text:style-name="P1"/>
      <text:p text:style-name="P1">O jogo sera um jogo tático com um host e até três jogadores. Nele o jogadores entraram em uma sala criado por um host. Nas opções de criação da partida haverá as opções de mapas, o valor inicial de créditos e a classe de personagens. Os jogadores entraram na partida e o vencedor será aquele que vencer mais vezes, será estabelecido o numero de vitórias nas opções do host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3:23:34.266474320</meta:creation-date>
    <dc:date>2019-12-31T13:35:21.786562105</dc:date>
    <meta:editing-duration>PT11M48S</meta:editing-duration>
    <meta:editing-cycles>1</meta:editing-cycles>
    <meta:document-statistic meta:table-count="0" meta:image-count="0" meta:object-count="0" meta:page-count="1" meta:paragraph-count="2" meta:word-count="71" meta:character-count="385" meta:non-whitespace-character-count="315"/>
    <meta:generator>LibreOffice/6.3.3.2$Linux_X86_64 LibreOffice_project/30$Build-2</meta:generator>
  </office:meta>
</office:document-meta>
</file>